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7b1" officeooo:paragraph-rsid="0002a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er maken</text:p>
      <text:p text:style-name="P1"/>
      <text:p text:style-name="P1">pva </text:p>
      <text:p text:style-name="P1"/>
      <text:p text:style-name="P1">doel :omschrijving project(waaroven , afbakening project opdracht, wat moiet het resultaat gaan zijn</text:p>
      <text:p text:style-name="P1">( zo noukeurig mogenlijk, incl specificaties, beperkingen</text:p>
      <text:p text:style-name="P1"/>
      <text:p text:style-name="P1"/>
      <text:p text:style-name="P1">Fa Work breakdown structure(black boxes systeem en dan deeltaken cronologisch te <text:s/>lijsten</text:p>
      <text:p text:style-name="P1">dmv actie werkwoorden</text:p>
      <text:p text:style-name="P1"/>
      <text:p text:style-name="P1"/>
      <text:p text:style-name="P1">Gant char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8:36:35.894000000</meta:creation-date>
    <dc:date>2016-02-19T08:46:00.105000000</dc:date>
    <meta:editing-duration>PT9M24S</meta:editing-duration>
    <meta:editing-cycles>1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7" meta:word-count="40" meta:character-count="293" meta:non-whitespace-character-count="258"/>
  </office:meta>
</office:document-meta>
</file>